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tTemplateObservationTests.executeVarArgsAddsUriTemplateAsKe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TemplateObservationTests.executeWithIoExceptionAddsUnknownOut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extAssertionObservationHandler.onStart( ClientRequestObserv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tTemplateObservationTests.executeAddsSuccessAsOut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tTemplateObservationTests.mockResponseStatus( HttpStatus response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tTemplateObservationTests.mockSentRequest( HttpMethod method , String uri , HttpHeaders request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tTemplateObservationTests.executeAddsExceptionAsKe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estTemplateObservationTests.setupEa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tTemplateObservationTests.executeAddsServerErrorAsOutc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tTemplateObservationTests.executeArgsMapAddsUriTemplateAsKe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ObservationTests.assertThatHttpObserv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tTemplateObservationTests.mockResponseBody( String expectedBody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tTemplateObservationTests.mockSentRequest( HttpMethod method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AssertionObservationHandler.supportsContext( Observation .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